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8" style:family="paragraph" style:parent-style-name="Heading_20_1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izen zu „Plotten in Python“</text:p>
      <text:p text:style-name="Standard"/>
      <text:p text:style-name="P5"/>
      <text:p text:style-name="P2">Quellen:</text:p>
      <text:p text:style-name="P3"/>
      <text:p text:style-name="P4">Realtime Plotten:</text:p>
      <text:h text:style-name="P8" text:outline-level="1">Realtime Data Plotting in Python: <text:a xlink:type="simple" xlink:href="http://www.swharden.com/blog/2013-05-08-realtime-data-plotting-in-python/" text:style-name="Internet_20_link" text:visited-style-name="Visited_20_Internet_20_Link">http://www.swharden.com/blog/2013-05-08-realtime-data-plotting-in-python/</text:a></text:h>
      <text:h text:style-name="P8" text:outline-level="1">Realtime FFT Audio Visualization with Python: <text:a xlink:type="simple" xlink:href="http://www.swharden.com/blog/2013-05-09-realtime-fft-audio-visualization-with-python/" text:style-name="Internet_20_link" text:visited-style-name="Visited_20_Internet_20_Link">http://www.swharden.com/blog/2013-05-09-realtime-fft-audio-visualization-with-python/</text:a></text:h>
      <text:h text:style-name="P8" text:outline-level="1">Realtime FFT Graph of Audio WAV File or Microphone Input with Python, Scipy, and WCKgraph: <text:a xlink:type="simple" xlink:href="http://www.swharden.com/blog/2010-03-05-realtime-fft-graph-of-audio-wav-file-or-microphone-input-with-python-scipy-and-wckgraph/" text:style-name="Internet_20_link" text:visited-style-name="Visited_20_Internet_20_Link">http://www.swharden.com/blog/2010-03-05-realtime-fft-graph-of-audio-wav-file-or-microphone-input-with-python-scipy-and-wckgraph/</text:a></text:h>
      <text:p text:style-name="P6"/>
      <text:p text:style-name="P7">QT Designer:</text:p>
      <text:p text:style-name="P6">Reference Guide: <text:a xlink:type="simple" xlink:href="http://pyqt.sourceforge.net/Docs/PyQt4/designer.html" text:style-name="Internet_20_link" text:visited-style-name="Visited_20_Internet_20_Link">http://pyqt.sourceforge.net/Docs/PyQt4/designer.html</text:a></text:p>
      <text:p text:style-name="P6"/>
      <text:p text:style-name="P7">cx_Freeze:</text:p>
      <text:p text:style-name="P6">cx_Freeze: <text:a xlink:type="simple" xlink:href="http://cx-freeze.readthedocs.org/en/latest/" text:style-name="Internet_20_link" text:visited-style-name="Visited_20_Internet_20_Link">http://cx-freeze.readthedocs.org/en/latest/</text:a></text:p>
      <text:p text:style-name="P7">PyQt:</text:p>
      <text:p text:style-name="P6">Qt Center : <text:a xlink:type="simple" xlink:href="http://www.qtcentre.org/content/?s=a716d170969e6097bd67bd388b8b03e3" text:style-name="Internet_20_link" text:visited-style-name="Visited_20_Internet_20_Link">http://www.qtcentre.org/content/?s=a716d170969e6097bd67bd388b8b03e3</text:a></text:p>
      <text:p text:style-name="P6">Qt Documentation: <text:a xlink:type="simple" xlink:href="http://doc.qt.io/" text:style-name="Internet_20_link" text:visited-style-name="Visited_20_Internet_20_Link">http://doc.qt.io/</text:a></text:p>
      <text:p text:style-name="P6">QObject: </text:p>
      <text:p text:style-name="P6"><text:a xlink:type="simple" xlink:href="http://stackoverflow.com/questions/21288268/self-connect-vs-qmainwindow-connect" text:style-name="Internet_20_link" text:visited-style-name="Visited_20_Internet_20_Link">http://stackoverflow.com/questions/21288268/self-connect-vs-qmainwindow-connect</text:a></text:p>
      <text:p text:style-name="P6"><text:a xlink:type="simple" xlink:href="http://doc.qt.io/qt-4.8/qobject.html" text:style-name="Internet_20_link" text:visited-style-name="Visited_20_Internet_20_Link">http://doc.qt.io/qt-4.8/qobject.html</text:a></text:p>
      <text:p text:style-name="P6"/>
      <text:p text:style-name="P7">QWT:</text:p>
      <text:p text:style-name="P6">Qwt User's Guide: <text:a xlink:type="simple" xlink:href="http://qwt.sourceforge.net/qwtchangelog.html" text:style-name="Internet_20_link" text:visited-style-name="Visited_20_Internet_20_Link">http://qwt.sourceforge.net/qwtchangelog.html</text:a></text:p>
      <text:p text:style-name="P6">qwt Downtoad: <text:a xlink:type="simple" xlink:href="http://sourceforge.net/projects/qwt/files/" text:style-name="Internet_20_link" text:visited-style-name="Visited_20_Internet_20_Link">http://sourceforge.net/projects/qwt/files/</text:a></text:p>
      <text:p text:style-name="P6"/>
      <text:p text:style-name="P7">Python:</text:p>
      <text:p text:style-name="P6">NumPy User Guide: <text:a xlink:type="simple" xlink:href="http://docs.scipy.org/doc/numpy/user/index.html#user" text:style-name="Internet_20_link" text:visited-style-name="Visited_20_Internet_20_Link">http://docs.scipy.org/doc/numpy/user/index.html#user</text:a></text:p>
      <text:p text:style-name="P6"/>
      <text:p text:style-name="P6">Sockets:</text:p>
      <text:p text:style-name="P6">https://wiki.python.org/moin/UdpCommunication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kob Wittmann</meta:initial-creator>
    <meta:creation-date>2015-06-02T15:06:50.15</meta:creation-date>
    <dc:date>2015-06-02T17:50:50.11</dc:date>
    <dc:creator>Jakob Wittmann</dc:creator>
    <meta:editing-duration>PT2H44M1S</meta:editing-duration>
    <meta:editing-cycles>5</meta:editing-cycles>
    <meta:generator>OpenOffice/4.1.0$Win32 OpenOffice.org_project/410m18$Build-9764</meta:generator>
    <meta:document-statistic meta:table-count="0" meta:image-count="0" meta:object-count="0" meta:page-count="1" meta:paragraph-count="23" meta:word-count="71" meta:character-count="1152"/>
  </office:meta>
</office:document-meta>
</file>